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489513" officeooo:paragraph-rsid="01489513"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1566c44" officeooo:paragraph-rsid="01566c44"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1692f27" officeooo:paragraph-rsid="01692f27"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77d892" officeooo:paragraph-rsid="0177d892"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7a17c3" officeooo:paragraph-rsid="017a17c3" style:font-name-complex="Georgia"/>
    </style:style>
    <style:style style:name="P44" style:family="paragraph" style:parent-style-name="Standard">
      <style:paragraph-properties fo:margin-top="0in" fo:margin-bottom="0in" style:contextual-spacing="false" fo:text-align="justify" style:justify-single-word="false"/>
      <style:text-properties style:font-name="Georgia" officeooo:rsid="0183ced4" officeooo:paragraph-rsid="0183ced4"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8d604c" officeooo:paragraph-rsid="018d604c"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9b4f0d" officeooo:paragraph-rsid="018d604c"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19c4ca6" officeooo:paragraph-rsid="019c4ca6"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19c4ca6" officeooo:paragraph-rsid="01a07a49"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1a07a49" officeooo:paragraph-rsid="01a07a49"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1a07a49" officeooo:paragraph-rsid="01a07a49" style:font-name-complex="Georgia"/>
    </style:style>
    <style:style style:name="P51" style:family="paragraph" style:parent-style-name="Standard">
      <style:paragraph-properties fo:margin-top="0in" fo:margin-bottom="0in" style:contextual-spacing="false" fo:text-align="justify" style:justify-single-word="false"/>
      <style:text-properties style:font-name="Georgia" officeooo:rsid="01af37b6" officeooo:paragraph-rsid="01af37b6" style:font-name-complex="Georgia"/>
    </style:style>
    <style:style style:name="P52" style:family="paragraph" style:parent-style-name="Standard">
      <style:paragraph-properties fo:margin-top="0in" fo:margin-bottom="0in" style:contextual-spacing="false" fo:text-align="justify" style:justify-single-word="false"/>
      <style:text-properties style:font-name="Georgia" officeooo:rsid="01afaa16" officeooo:paragraph-rsid="01afaa16" style:font-name-complex="Georgia"/>
    </style:style>
    <style:style style:name="P53"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54" style:family="paragraph" style:parent-style-name="Standard">
      <style:paragraph-properties fo:margin-top="0in" fo:margin-bottom="0in" style:contextual-spacing="false" fo:text-align="justify" style:justify-single-word="false"/>
      <style:text-properties style:font-name="Georgia" officeooo:rsid="01afaa16" officeooo:paragraph-rsid="01afaa16"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style:style style:name="T258" style:family="text">
      <style:text-properties officeooo:rsid="012a8a38"/>
    </style:style>
    <style:style style:name="T259" style:family="text">
      <style:text-properties officeooo:rsid="012b36a3"/>
    </style:style>
    <style:style style:name="T260" style:family="text">
      <style:text-properties officeooo:rsid="012ca5ca"/>
    </style:style>
    <style:style style:name="T261" style:family="text">
      <style:text-properties officeooo:rsid="012d1eee"/>
    </style:style>
    <style:style style:name="T262" style:family="text">
      <style:text-properties officeooo:rsid="012ed303"/>
    </style:style>
    <style:style style:name="T263" style:family="text">
      <style:text-properties officeooo:rsid="013059b3"/>
    </style:style>
    <style:style style:name="T264" style:family="text">
      <style:text-properties officeooo:rsid="013183de"/>
    </style:style>
    <style:style style:name="T265" style:family="text">
      <style:text-properties officeooo:rsid="01324ccb"/>
    </style:style>
    <style:style style:name="T266" style:family="text">
      <style:text-properties officeooo:rsid="0132d261"/>
    </style:style>
    <style:style style:name="T267" style:family="text">
      <style:text-properties officeooo:rsid="0133ba66"/>
    </style:style>
    <style:style style:name="T268" style:family="text">
      <style:text-properties officeooo:rsid="01345fef"/>
    </style:style>
    <style:style style:name="T269" style:family="text">
      <style:text-properties officeooo:rsid="01356477"/>
    </style:style>
    <style:style style:name="T270" style:family="text">
      <style:text-properties officeooo:rsid="01366c91"/>
    </style:style>
    <style:style style:name="T271" style:family="text">
      <style:text-properties officeooo:rsid="0136c69d"/>
    </style:style>
    <style:style style:name="T272" style:family="text">
      <style:text-properties officeooo:rsid="01385868"/>
    </style:style>
    <style:style style:name="T273" style:family="text">
      <style:text-properties officeooo:rsid="01387c20"/>
    </style:style>
    <style:style style:name="T274" style:family="text">
      <style:text-properties officeooo:rsid="0138b02a"/>
    </style:style>
    <style:style style:name="T275" style:family="text">
      <style:text-properties officeooo:rsid="013939cb"/>
    </style:style>
    <style:style style:name="T276" style:family="text">
      <style:text-properties officeooo:rsid="01398639"/>
    </style:style>
    <style:style style:name="T277" style:family="text">
      <style:text-properties officeooo:rsid="0139fc33"/>
    </style:style>
    <style:style style:name="T278" style:family="text">
      <style:text-properties officeooo:rsid="013b867b"/>
    </style:style>
    <style:style style:name="T279" style:family="text">
      <style:text-properties officeooo:rsid="013cd1a6"/>
    </style:style>
    <style:style style:name="T280" style:family="text">
      <style:text-properties officeooo:rsid="013ecba0"/>
    </style:style>
    <style:style style:name="T281" style:family="text">
      <style:text-properties officeooo:rsid="0140a9a2"/>
    </style:style>
    <style:style style:name="T282" style:family="text">
      <style:text-properties officeooo:rsid="0141323f"/>
    </style:style>
    <style:style style:name="T283" style:family="text">
      <style:text-properties officeooo:rsid="01425fb5"/>
    </style:style>
    <style:style style:name="T284" style:family="text">
      <style:text-properties officeooo:rsid="014331b5"/>
    </style:style>
    <style:style style:name="T285" style:family="text">
      <style:text-properties officeooo:rsid="01434696"/>
    </style:style>
    <style:style style:name="T286" style:family="text">
      <style:text-properties officeooo:rsid="014380a3"/>
    </style:style>
    <style:style style:name="T287" style:family="text">
      <style:text-properties officeooo:rsid="0144cc64"/>
    </style:style>
    <style:style style:name="T288" style:family="text">
      <style:text-properties officeooo:rsid="01456c9d"/>
    </style:style>
    <style:style style:name="T289" style:family="text">
      <style:text-properties officeooo:rsid="01473a34"/>
    </style:style>
    <style:style style:name="T290" style:family="text">
      <style:text-properties officeooo:rsid="01473ec2"/>
    </style:style>
    <style:style style:name="T291" style:family="text">
      <style:text-properties officeooo:rsid="01489513"/>
    </style:style>
    <style:style style:name="T292" style:family="text">
      <style:text-properties officeooo:rsid="0148ab50"/>
    </style:style>
    <style:style style:name="T293" style:family="text">
      <style:text-properties officeooo:rsid="014a9974"/>
    </style:style>
    <style:style style:name="T294" style:family="text">
      <style:text-properties officeooo:rsid="014c577c"/>
    </style:style>
    <style:style style:name="T295" style:family="text">
      <style:text-properties officeooo:rsid="014d64fd"/>
    </style:style>
    <style:style style:name="T296" style:family="text">
      <style:text-properties officeooo:rsid="014f28c9"/>
    </style:style>
    <style:style style:name="T297" style:family="text">
      <style:text-properties officeooo:rsid="014f3950"/>
    </style:style>
    <style:style style:name="T298" style:family="text">
      <style:text-properties officeooo:rsid="01509b80"/>
    </style:style>
    <style:style style:name="T299" style:family="text">
      <style:text-properties officeooo:rsid="015279ef"/>
    </style:style>
    <style:style style:name="T300" style:family="text">
      <style:text-properties officeooo:rsid="0152f5d7"/>
    </style:style>
    <style:style style:name="T301" style:family="text">
      <style:text-properties officeooo:rsid="0154f17c"/>
    </style:style>
    <style:style style:name="T302" style:family="text">
      <style:text-properties officeooo:rsid="01558302"/>
    </style:style>
    <style:style style:name="T303" style:family="text">
      <style:text-properties officeooo:rsid="0155f18a"/>
    </style:style>
    <style:style style:name="T304" style:family="text">
      <style:text-properties officeooo:rsid="01566062"/>
    </style:style>
    <style:style style:name="T305" style:family="text">
      <style:text-properties officeooo:rsid="015845f3"/>
    </style:style>
    <style:style style:name="T306" style:family="text">
      <style:text-properties officeooo:rsid="015895be"/>
    </style:style>
    <style:style style:name="T307" style:family="text">
      <style:text-properties officeooo:rsid="015a0f93"/>
    </style:style>
    <style:style style:name="T308" style:family="text">
      <style:text-properties officeooo:rsid="015d7d99"/>
    </style:style>
    <style:style style:name="T309" style:family="text">
      <style:text-properties officeooo:rsid="015e9437"/>
    </style:style>
    <style:style style:name="T310" style:family="text">
      <style:text-properties officeooo:rsid="015fb21c"/>
    </style:style>
    <style:style style:name="T311" style:family="text">
      <style:text-properties officeooo:rsid="015fec0e"/>
    </style:style>
    <style:style style:name="T312" style:family="text">
      <style:text-properties officeooo:rsid="01610cd5"/>
    </style:style>
    <style:style style:name="T313" style:family="text">
      <style:text-properties officeooo:rsid="01628554"/>
    </style:style>
    <style:style style:name="T314" style:family="text">
      <style:text-properties officeooo:rsid="0162b748"/>
    </style:style>
    <style:style style:name="T315" style:family="text">
      <style:text-properties officeooo:rsid="01634e04"/>
    </style:style>
    <style:style style:name="T316" style:family="text">
      <style:text-properties officeooo:rsid="01651b66"/>
    </style:style>
    <style:style style:name="T317" style:family="text">
      <style:text-properties officeooo:rsid="01657f79"/>
    </style:style>
    <style:style style:name="T318" style:family="text">
      <style:text-properties officeooo:rsid="0167700f"/>
    </style:style>
    <style:style style:name="T319" style:family="text">
      <style:text-properties officeooo:rsid="0169b912"/>
    </style:style>
    <style:style style:name="T320" style:family="text">
      <style:text-properties officeooo:rsid="016b7e38"/>
    </style:style>
    <style:style style:name="T321" style:family="text">
      <style:text-properties officeooo:rsid="016cc1da"/>
    </style:style>
    <style:style style:name="T322" style:family="text">
      <style:text-properties officeooo:rsid="016d9286"/>
    </style:style>
    <style:style style:name="T323" style:family="text">
      <style:text-properties officeooo:rsid="016f1910"/>
    </style:style>
    <style:style style:name="T324" style:family="text">
      <style:text-properties officeooo:rsid="01711080"/>
    </style:style>
    <style:style style:name="T325" style:family="text">
      <style:text-properties officeooo:rsid="0172573f"/>
    </style:style>
    <style:style style:name="T326" style:family="text">
      <style:text-properties officeooo:rsid="0172f8a0"/>
    </style:style>
    <style:style style:name="T327" style:family="text">
      <style:text-properties officeooo:rsid="017457d5"/>
    </style:style>
    <style:style style:name="T328" style:family="text">
      <style:text-properties officeooo:rsid="0175b216"/>
    </style:style>
    <style:style style:name="T329" style:family="text">
      <style:text-properties officeooo:rsid="017601f7"/>
    </style:style>
    <style:style style:name="T330" style:family="text">
      <style:text-properties officeooo:rsid="0177d892"/>
    </style:style>
    <style:style style:name="T331" style:family="text">
      <style:text-properties officeooo:rsid="01787c26"/>
    </style:style>
    <style:style style:name="T332" style:family="text">
      <style:text-properties officeooo:rsid="017a17c3"/>
    </style:style>
    <style:style style:name="T333" style:family="text">
      <style:text-properties officeooo:rsid="017a7d8b"/>
    </style:style>
    <style:style style:name="T334" style:family="text">
      <style:text-properties officeooo:rsid="017c6ee8"/>
    </style:style>
    <style:style style:name="T335" style:family="text">
      <style:text-properties officeooo:rsid="017cd869"/>
    </style:style>
    <style:style style:name="T336" style:family="text">
      <style:text-properties officeooo:rsid="017d2bf8"/>
    </style:style>
    <style:style style:name="T337" style:family="text">
      <style:text-properties officeooo:rsid="017d7199"/>
    </style:style>
    <style:style style:name="T338" style:family="text">
      <style:text-properties officeooo:rsid="017e5b1a"/>
    </style:style>
    <style:style style:name="T339" style:family="text">
      <style:text-properties officeooo:rsid="017fa222"/>
    </style:style>
    <style:style style:name="T340" style:family="text">
      <style:text-properties officeooo:rsid="017fb217"/>
    </style:style>
    <style:style style:name="T341" style:family="text">
      <style:text-properties officeooo:rsid="01808595"/>
    </style:style>
    <style:style style:name="T342" style:family="text">
      <style:text-properties officeooo:rsid="0180d20a"/>
    </style:style>
    <style:style style:name="T343" style:family="text">
      <style:text-properties officeooo:rsid="01826dfb"/>
    </style:style>
    <style:style style:name="T344" style:family="text">
      <style:text-properties officeooo:rsid="01841d44"/>
    </style:style>
    <style:style style:name="T345" style:family="text">
      <style:text-properties officeooo:rsid="01853728"/>
    </style:style>
    <style:style style:name="T346" style:family="text">
      <style:text-properties officeooo:rsid="018633c6"/>
    </style:style>
    <style:style style:name="T347" style:family="text">
      <style:text-properties officeooo:rsid="0186bb31"/>
    </style:style>
    <style:style style:name="T348" style:family="text">
      <style:text-properties officeooo:rsid="0187e3e6"/>
    </style:style>
    <style:style style:name="T349" style:family="text">
      <style:text-properties officeooo:rsid="01892eed"/>
    </style:style>
    <style:style style:name="T350" style:family="text">
      <style:text-properties officeooo:rsid="018aed48"/>
    </style:style>
    <style:style style:name="T351" style:family="text">
      <style:text-properties officeooo:rsid="018bd5dd"/>
    </style:style>
    <style:style style:name="T352" style:family="text">
      <style:text-properties officeooo:rsid="018f57a3"/>
    </style:style>
    <style:style style:name="T353" style:family="text">
      <style:text-properties officeooo:rsid="01907761"/>
    </style:style>
    <style:style style:name="T354" style:family="text">
      <style:text-properties officeooo:rsid="0191b75f"/>
    </style:style>
    <style:style style:name="T355" style:family="text">
      <style:text-properties officeooo:rsid="0192bad7"/>
    </style:style>
    <style:style style:name="T356" style:family="text">
      <style:text-properties officeooo:rsid="01944128"/>
    </style:style>
    <style:style style:name="T357" style:family="text">
      <style:text-properties officeooo:rsid="019567d8"/>
    </style:style>
    <style:style style:name="T358" style:family="text">
      <style:text-properties officeooo:rsid="01964771"/>
    </style:style>
    <style:style style:name="T359" style:family="text">
      <style:text-properties officeooo:rsid="01969e58"/>
    </style:style>
    <style:style style:name="T360" style:family="text">
      <style:text-properties officeooo:rsid="0196c2e7"/>
    </style:style>
    <style:style style:name="T361" style:family="text">
      <style:text-properties officeooo:rsid="01989f40"/>
    </style:style>
    <style:style style:name="T362" style:family="text">
      <style:text-properties officeooo:rsid="0199604e"/>
    </style:style>
    <style:style style:name="T363" style:family="text">
      <style:text-properties officeooo:rsid="0199e659"/>
    </style:style>
    <style:style style:name="T364" style:family="text">
      <style:text-properties officeooo:rsid="019b4f0d"/>
    </style:style>
    <style:style style:name="T365" style:family="text">
      <style:text-properties officeooo:rsid="019b6c22"/>
    </style:style>
    <style:style style:name="T366" style:family="text">
      <style:text-properties officeooo:rsid="019c4ca6"/>
    </style:style>
    <style:style style:name="T367" style:family="text">
      <style:text-properties officeooo:rsid="019dd56b"/>
    </style:style>
    <style:style style:name="T368" style:family="text">
      <style:text-properties officeooo:rsid="019fb7a5"/>
    </style:style>
    <style:style style:name="T369" style:family="text">
      <style:text-properties officeooo:rsid="01a05d55"/>
    </style:style>
    <style:style style:name="T370" style:family="text">
      <style:text-properties officeooo:rsid="01a07a49"/>
    </style:style>
    <style:style style:name="T371" style:family="text">
      <style:text-properties officeooo:rsid="01a0966a"/>
    </style:style>
    <style:style style:name="T372" style:family="text">
      <style:text-properties officeooo:rsid="01a1a2b4"/>
    </style:style>
    <style:style style:name="T373" style:family="text">
      <style:text-properties officeooo:rsid="01a34f58"/>
    </style:style>
    <style:style style:name="T374" style:family="text">
      <style:text-properties officeooo:rsid="01a3a419"/>
    </style:style>
    <style:style style:name="T375" style:family="text">
      <style:text-properties officeooo:rsid="01a49139"/>
    </style:style>
    <style:style style:name="T376" style:family="text">
      <style:text-properties officeooo:rsid="01a4da94"/>
    </style:style>
    <style:style style:name="T377" style:family="text">
      <style:text-properties officeooo:rsid="01a4f055"/>
    </style:style>
    <style:style style:name="T378" style:family="text">
      <style:text-properties officeooo:rsid="01a5a40d"/>
    </style:style>
    <style:style style:name="T379" style:family="text">
      <style:text-properties officeooo:rsid="01a7165c"/>
    </style:style>
    <style:style style:name="T380" style:family="text">
      <style:text-properties officeooo:rsid="01a804af"/>
    </style:style>
    <style:style style:name="T381" style:family="text">
      <style:text-properties officeooo:rsid="01a885b7"/>
    </style:style>
    <style:style style:name="T382" style:family="text">
      <style:text-properties officeooo:rsid="01a9ec34"/>
    </style:style>
    <style:style style:name="T383" style:family="text">
      <style:text-properties officeooo:rsid="01ab2fde"/>
    </style:style>
    <style:style style:name="T384" style:family="text">
      <style:text-properties officeooo:rsid="01ab74d4"/>
    </style:style>
    <style:style style:name="T385" style:family="text">
      <style:text-properties officeooo:rsid="01ab8da0"/>
    </style:style>
    <style:style style:name="T386" style:family="text">
      <style:text-properties officeooo:rsid="01ac21dc"/>
    </style:style>
    <style:style style:name="T387" style:family="text">
      <style:text-properties officeooo:rsid="01ae1f98"/>
    </style:style>
    <style:style style:name="T388" style:family="text">
      <style:text-properties officeooo:rsid="01ae7323"/>
    </style:style>
    <style:style style:name="T389" style:family="text">
      <style:text-properties officeooo:rsid="01aef191"/>
    </style:style>
    <style:style style:name="T390" style:family="text">
      <style:text-properties officeooo:rsid="01af09de"/>
    </style:style>
    <style:style style:name="T391" style:family="text">
      <style:text-properties officeooo:rsid="01af37b6"/>
    </style:style>
    <style:style style:name="T392" style:family="text">
      <style:text-properties officeooo:rsid="01af8c0f"/>
    </style:style>
    <style:style style:name="T393" style:family="text">
      <style:text-properties officeooo:rsid="01afaa16"/>
    </style:style>
    <style:style style:name="T394" style:family="text">
      <style:text-properties officeooo:rsid="01b08faf"/>
    </style:style>
    <style:style style:name="T395" style:family="text">
      <style:text-properties officeooo:rsid="01b20ed2"/>
    </style:style>
    <style:style style:name="T396" style:family="text">
      <style:text-properties officeooo:rsid="01b36737"/>
    </style:style>
    <style:style style:name="T397" style:family="text">
      <style:text-properties officeooo:rsid="01b49083"/>
    </style:style>
    <style:style style:name="T398" style:family="text">
      <style:text-properties officeooo:rsid="01b63f94"/>
    </style:style>
    <style:style style:name="T399" style:family="text">
      <style:text-properties officeooo:rsid="01b81e3a"/>
    </style:style>
    <style:style style:name="T400" style:family="text">
      <style:text-properties officeooo:rsid="01b86cc4"/>
    </style:style>
    <style:style style:name="T401" style:family="text">
      <style:text-properties officeooo:rsid="01b86e52"/>
    </style:style>
    <style:style style:name="T402" style:family="text">
      <style:text-properties officeooo:rsid="01b87e98"/>
    </style:style>
    <style:style style:name="T403" style:family="text">
      <style:text-properties officeooo:rsid="01ba04ca"/>
    </style:style>
    <style:style style:name="T404" style:family="text">
      <style:text-properties officeooo:rsid="01ba432b"/>
    </style:style>
    <style:style style:name="T405" style:family="text">
      <style:text-properties officeooo:rsid="01bab3fd"/>
    </style:style>
    <style:style style:name="T406" style:family="text">
      <style:text-properties officeooo:rsid="01bb5bcc"/>
    </style:style>
    <style:style style:name="T407" style:family="text">
      <style:text-properties officeooo:rsid="01bd063f"/>
    </style:style>
    <style:style style:name="T408" style:family="text">
      <style:text-properties officeooo:rsid="01bddd7d"/>
    </style:style>
    <style:style style:name="T409" style:family="text">
      <style:text-properties officeooo:rsid="01bf7003"/>
    </style:style>
    <style:style style:name="T410" style:family="text">
      <style:text-properties officeooo:rsid="01c06929"/>
    </style:style>
    <style:style style:name="T411" style:family="text">
      <style:text-properties officeooo:rsid="01c21310"/>
    </style:style>
    <style:style style:name="T412" style:family="text">
      <style:text-properties officeooo:rsid="01c26ec9"/>
    </style:style>
    <style:style style:name="T413" style:family="text">
      <style:text-properties officeooo:rsid="01c427a7"/>
    </style:style>
    <style:style style:name="T414" style:family="text">
      <style:text-properties officeooo:rsid="01c4781c"/>
    </style:style>
    <style:style style:name="T415" style:family="text">
      <style:text-properties officeooo:rsid="01c6504e"/>
    </style:style>
    <style:style style:name="T416" style:family="text">
      <style:text-properties officeooo:rsid="01c66690"/>
    </style:style>
    <style:style style:name="T417" style:family="text">
      <style:text-properties officeooo:rsid="01c6e01a"/>
    </style:style>
    <style:style style:name="T418" style:family="text">
      <style:text-properties officeooo:rsid="01c71519"/>
    </style:style>
    <style:style style:name="T419" style:family="text">
      <style:text-properties officeooo:rsid="01c81f79"/>
    </style:style>
    <style:style style:name="T420" style:family="text">
      <style:text-properties officeooo:rsid="01c9eb1b"/>
    </style:style>
    <style:style style:name="T421" style:family="text">
      <style:text-properties officeooo:rsid="01ca58b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6"><text:s text:c="5"/><text:span text:style-name="T253">Back in their own time, Russ looked to Chief. “How big can we make a portal?” He asked.</text:span></text:p>
      <text:p text:style-name="P36"><text:s text:c="5"/><text:span text:style-name="T253">Chief thought the question over a bit. “We’ve never moved more than two to three people at a time. What are you getting at?”</text:span></text:p>
      <text:p text:style-name="P36"><text:s text:c="5"/>“<text:span text:style-name="T253">Well we could move both fighting sides back to where they belong.” Russ said. “Provided we can make a portal big enough and keep it stable.”</text:span></text:p>
      <text:p text:style-name="P36"><text:s text:c="5"/>“<text:span text:style-name="T254">Aye, we could do that.” Chief said. “But how would we keep it stable?”</text:span></text:p>
      <text:p text:style-name="P36"><text:s text:c="5"/>“<text:span text:style-name="T254">A bit of luck.” Russ said. “There’s no other way to do it but just hope it works out.”</text:span></text:p>
      <text:p text:style-name="P36"><text:s text:c="5"/><text:span text:style-name="T254">Going back to 2026, the men opened a vortex big enough to engulf the entire field. Both the North and the South’s regiments disappeared back to where they belonged.</text:span></text:p>
      <text:p text:style-name="P36"><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6"><text:s text:c="5"/><text:span text:style-name="T255">Russ nodded. “Yes but how often do we have to fix the past in order to save the future?”</text:span></text:p>
      <text:p text:style-name="P36"><text:s text:c="5"/>“<text:span text:style-name="T255">As often as we need to.” Chief said.</text:span></text:p>
      <text:p text:style-name="P36"><text:soft-page-break/><text:s text:c="5"/><text:span text:style-name="T256">Russ scratched his head. “If I had known we’d be needing to fix so many incursions in time, I’m not sure I would have signed up for this gig.”</text:span></text:p>
      <text:p text:style-name="P36"><text:s text:c="5"/><text:span text:style-name="T256">Chief smiled. “I know the feeling. </text:span><text:span text:style-name="T257">But we did and here we are.”</text:span></text:p>
      <text:p text:style-name="P36"/>
      <text:p text:style-name="P37">Chapter Eleven</text:p>
      <text:p text:style-name="P37"/>
      <text:p text:style-name="P37"><text:s text:c="5"/><text:span text:style-name="T258">Russ woke up in a cold sweat. Something was wrong. He looked at his watch, it read 12:31 am local time of course. Quickly getting dressed he ran to the debarkation room.</text:span></text:p>
      <text:p text:style-name="P37"><text:s text:c="5"/><text:span text:style-name="T258">Chief was standing there also roused from sleep.</text:span></text:p>
      <text:p text:style-name="P37"><text:s text:c="5"/>“<text:span text:style-name="T258">What is it?” Russ asked.</text:span></text:p>
      <text:p text:style-name="P37"><text:s text:c="5"/><text:span text:style-name="T258">Chief shook his head. “I don’t know. Something in the lower core. Something’s wrong with her. She’s spitting images from the past to the far future all around the monitors.”</text:span></text:p>
      <text:p text:style-name="P37"><text:s text:c="5"/>“<text:span text:style-name="T258">Victoria, what are you doing?” Russ asked.</text:span></text:p>
      <text:p text:style-name="P37"><text:s text:c="5"/><text:span text:style-name="T258">The computer didn’t respond it only kept throwing images out left and right.</text:span></text:p>
      <text:p text:style-name="P37"><text:s text:c="5"/><text:span text:style-name="T259">Russ walked over to a computer terminal and tried to log in. “I’m locked out.”</text:span></text:p>
      <text:p text:style-name="P37"><text:s text:c="5"/><text:span text:style-name="T259">Chief nodded. “Tried that as well, I’m also locked out.” He said. “</text:span><text:span text:style-name="T260">Whatever she’s trying to tell us, it’s urgent.”</text:span></text:p>
      <text:p text:style-name="P37"><text:s text:c="5"/><text:span text:style-name="T260">Russ sighed. Why couldn’t the computer wait during the middle of the day to have issues? </text:span><text:span text:style-name="T261">He wished there was a simple way to overcome this problem, but that didn’t seem to be a possible solution. Time would have to run its course and unfortunately time was all they had on their hands.</text:span></text:p>
      <text:p text:style-name="P37"><text:s text:c="5"/><text:span text:style-name="T261">Victoria spoke finally.</text:span></text:p>
      <text:p text:style-name="P37"><text:s text:c="5"/>“<text:span text:style-name="T261">Time circuits fried.”</text:span></text:p>
      <text:p text:style-name="P37"><text:s text:c="5"/><text:span text:style-name="T261">Over and over again.</text:span></text:p>
      <text:p text:style-name="P37"><text:soft-page-break/><text:s text:c="5"/><text:span text:style-name="T262">Chief and Russ exchanged glances. That didn’t sound promising or good. Whatever the case they would have to figure things out quickly before the core blew.</text:span></text:p>
      <text:p text:style-name="P37"><text:s text:c="5"/>“<text:span text:style-name="T262">Victoria you’re testing my patience.” Russ said. “Analyze problem and correct.”</text:span></text:p>
      <text:p text:style-name="P37"><text:s text:c="5"/>“<text:span text:style-name="T262">Analyzing.” Victoria said. “</text:span><text:span text:style-name="T263">No answers only questions.”</text:span></text:p>
      <text:p text:style-name="P37"><text:s text:c="5"/><text:span text:style-name="T263">Russ shook his head. Oh no not riddles. That was the last thing he wanted to hear.</text:span></text:p>
      <text:p text:style-name="P37"><text:s text:c="5"/>“<text:span text:style-name="T263">Victoria shut down your main reactor.” Chief said.</text:span></text:p>
      <text:p text:style-name="P37"><text:s text:c="5"/>“<text:span text:style-name="T263">Unable to comply. Reactor level at maximum.” Victoria said. “Reactor shut down unsuccessful.”</text:span></text:p>
      <text:p text:style-name="P37"><text:s text:c="5"/><text:span text:style-name="T264">Russ frowned. “Victoria cut power to unessential systems.”</text:span></text:p>
      <text:p text:style-name="P37"><text:s text:c="5"/>“<text:span text:style-name="T264">Cutting power.” Victoria responded. “Reactor shutdown complete.”</text:span></text:p>
      <text:p text:style-name="P37"><text:s text:c="5"/><text:span text:style-name="T265">The lights went out as well as all of the computer monitors. Only the emergency lights came on, they glowed a distinct red </text:span><text:span text:style-name="T266">in </text:span><text:span text:style-name="T265">color.</text:span></text:p>
      <text:p text:style-name="P37"><text:s text:c="5"/>“<text:span text:style-name="T267">That’ll work for now.” Chief said. “I wonder what it was she was trying to warn us about.”</text:span></text:p>
      <text:p text:style-name="P37"><text:s text:c="5"/>“<text:span text:style-name="T267">I don’t know.” Russ said. “But if we don’t get her repaired quickly we’ll never find out.”</text:span></text:p>
      <text:p text:style-name="P37"><text:s text:c="5"/><text:span text:style-name="T268">Alice walked into the debarkation room. “What the devil is going on here?” She asked.</text:span></text:p>
      <text:p text:style-name="P37"><text:s text:c="5"/><text:span text:style-name="T268">Chief and Russ glanced at each other.</text:span></text:p>
      <text:p text:style-name="P37"><text:s text:c="5"/>“<text:span text:style-name="T268">I was trying to get some sleep and you’ve got alarms going off at all hours of the night!” Alice continued.</text:span></text:p>
      <text:p text:style-name="P37"><text:s text:c="5"/><text:span text:style-name="T268">Russ shot Chief a glance that said, you sure you want to marry this woman? Chief smiled.</text:span></text:p>
      <text:p text:style-name="P37"><text:soft-page-break/><text:s text:c="5"/>“<text:span text:style-name="T268">It’s okay my dear.” Chief said. “Victoria is just having some problems we’re trying to straighten out.”</text:span></text:p>
      <text:p text:style-name="P37"><text:s text:c="5"/>“<text:span text:style-name="T268">You gave the computer a name?” Alice said. “That’s great, ask her if she wants us to sleep anytime soon.”</text:span></text:p>
      <text:p text:style-name="P37"><text:s text:c="5"/>“<text:span text:style-name="T269">You’re welcome to assist our repairs.” Russ said.</text:span></text:p>
      <text:p text:style-name="P37"><text:s text:c="5"/><text:span text:style-name="T269">Alice put her hands on her hips. “I suppose I shall if any work is to get done around here, might as well be from me.”</text:span></text:p>
      <text:p text:style-name="P37"><text:s text:c="5"/><text:span text:style-name="T269">Chief raised his eyebrows at Russ as if to say, gee thanks.</text:span></text:p>
      <text:p text:style-name="P37"><text:s text:c="5"/><text:span text:style-name="T270">Russ returned the gesture, hey you asked for it.</text:span></text:p>
      <text:p text:style-name="P37"><text:s text:c="5"/>“<text:span text:style-name="T270">Okay first things first.” Chief said. “We need to get Victoria back online in safe mode.”</text:span></text:p>
      <text:p text:style-name="P37"><text:s text:c="5"/>“<text:span text:style-name="T270">Agreed.” Russ said.</text:span></text:p>
      <text:p text:style-name="P37"><text:s text:c="5"/>“<text:span text:style-name="T270">Great, how do we do that?” Alice asked.</text:span></text:p>
      <text:p text:style-name="P37"><text:s text:c="5"/>“<text:span text:style-name="T270">We have to reboot her systems one by one.”</text:span></text:p>
      <text:p text:style-name="P37"><text:s text:c="5"/><text:span text:style-name="T270">Two hours later Victoria was up and operational. </text:span><text:span text:style-name="T271">Russ ran a full diagnostic on her systems to ensure nothing was wrong. Chief also ran diagnostics of her sub systems to make certain things were clean on that end too.</text:span></text:p>
      <text:p text:style-name="P37"><text:s text:c="5"/><text:span text:style-name="T271">Everything checked out.</text:span></text:p>
      <text:p text:style-name="P37"><text:s text:c="5"/>“<text:span text:style-name="T272">So this is what you boys do for fun.” Alice said.</text:span></text:p>
      <text:p text:style-name="P37"><text:s text:c="5"/>“<text:span text:style-name="T272">Don’t get him started.” Chief said pointing to Russ.</text:span></text:p>
      <text:p text:style-name="P37"><text:s text:c="5"/>“<text:span text:style-name="T272">Funny, I was about to say the same thing about you.” Russ laughed.</text:span></text:p>
      <text:p text:style-name="P37"><text:s text:c="5"/>“<text:span text:style-name="T273">How do we know she’s fixed?” Alice asked.</text:span></text:p>
      <text:p text:style-name="P37"><text:s text:c="5"/><text:span text:style-name="T273">Chief shrugged. “We don’t. We have to rely on faith.” He paused. “Victoria, what’s the date?”</text:span></text:p>
      <text:p text:style-name="P37"><text:s text:c="5"/>“<text:span text:style-name="T273">July 23, 2163.” Victoria said. “Standard timezone of course.”</text:span></text:p>
      <text:p text:style-name="P37"><text:soft-page-break/><text:s text:c="5"/>“<text:span text:style-name="T273">Of course.” Chief said. “And what’s your primary mission?”</text:span></text:p>
      <text:p text:style-name="P37"><text:s text:c="5"/>“<text:span text:style-name="T273">To explore time and fix anomalies therein.”</text:span></text:p>
      <text:p text:style-name="P37"><text:s text:c="5"/>“<text:span text:style-name="T274">So far so good, that is her primary mission.” Russ said.</text:span></text:p>
      <text:p text:style-name="P37"><text:s text:c="5"/>“<text:span text:style-name="T275">Yes.” Chief responded. “Then why was she acting haywire?”</text:span></text:p>
      <text:p text:style-name="P37"><text:s text:c="5"/><text:span text:style-name="T275">Alice folded her arms. “Why don’t you ask her?” She said. “Victoria, why were you acting the way you were before?”</text:span></text:p>
      <text:p text:style-name="P37"><text:s text:c="5"/>“<text:span text:style-name="T275">Unknown.” Victoria answered. “</text:span><text:span text:style-name="T276">Please define parameters.”</text:span></text:p>
      <text:p text:style-name="P37"><text:s text:c="5"/><text:span text:style-name="T276">Alice nodded. “Right, parameters. You were showing images from the past as well as the future. Is there a problem in either place?”</text:span></text:p>
      <text:p text:style-name="P37"><text:s text:c="5"/>“<text:span text:style-name="T276">Negative.” Victoria said. “Everything is working within normal parameters.”</text:span></text:p>
      <text:p text:style-name="P37"><text:s text:c="5"/>“<text:span text:style-name="T277">Why don’t I believe you?” Alice asked.</text:span></text:p>
      <text:p text:style-name="P37"><text:s text:c="5"/>“<text:span text:style-name="T277">Please restate question.” Victoria replied.</text:span></text:p>
      <text:p text:style-name="P37"><text:s text:c="5"/>“<text:span text:style-name="T277">Cancel inquiry.” Alice smirked. “</text:span><text:span text:style-name="T278">Smashing job boys, she hasn’t a clue what she was doing. </text:span><text:span text:style-name="T279">Maybe she was daydreaming. Hmmm?”</text:span></text:p>
      <text:p text:style-name="P37"><text:s text:c="5"/><text:span text:style-name="T279">Russ shook his head. “She’s not programmed to daydream. Or dream for that matter. Only to follow instructions that we lay out for her.”</text:span></text:p>
      <text:p text:style-name="P37"><text:s text:c="5"/>“<text:span text:style-name="T279">That’s right” Chief chimed in “We give her instructions and she responds.” He folded his arms. “Victoria, what was your last commands given?”</text:span></text:p>
      <text:p text:style-name="P37"><text:s text:c="5"/>“<text:span text:style-name="T279">Find out the meaning of the universe.”</text:span></text:p>
      <text:p text:style-name="P37"><text:s text:c="5"/>“<text:span text:style-name="T279">Great.” Russ said. “No wonder why she crashed.”</text:span></text:p>
      <text:p text:style-name="P37"><text:s text:c="5"/><text:span text:style-name="T280">Alice backed away. “Oops, that was my doing. I thought she would have spit out the answer 42 like in the book. I didn’t mean it to be for real.”</text:span></text:p>
      <text:p text:style-name="P37"><text:s text:c="5"/>“<text:span text:style-name="T281">You asked her an impossible question.” Chief said.</text:span></text:p>
      <text:p text:style-name="P37"><text:soft-page-break/><text:s text:c="5"/>“<text:span text:style-name="T281">Yeah something like that.” Alice said.</text:span></text:p>
      <text:p text:style-name="P37"><text:s text:c="5"/><text:span text:style-name="T281">Russ threw his hands up in the air. “She’s very literal. No wonder she went haywire. </text:span><text:span text:style-name="T282">From now on please don’t ask her to do that.” He stormed off to the elevator.</text:span></text:p>
      <text:p text:style-name="P37"><text:s text:c="5"/><text:span text:style-name="T282">Chief looked at Alice. “Eh he’ll get over it.”</text:span></text:p>
      <text:p text:style-name="P37"><text:s text:c="5"/>“<text:span text:style-name="T282">No I won’t!” Russ yelled out. </text:span><text:span text:style-name="T283">The elevator doors closed.</text:span></text:p>
      <text:p text:style-name="P37"><text:s text:c="5"/><text:span text:style-name="T284">Alice walked up to Chief who put an arm around her. “I didn’t mean anything by it, really I didn’t.”</text:span></text:p>
      <text:p text:style-name="P37"><text:s text:c="5"/><text:span text:style-name="T284">Chief nodded. “I know dear. It’s okay. Really it is. </text:span><text:span text:style-name="T285">But now you know for the future.”</text:span></text:p>
      <text:p text:style-name="P37"><text:s text:c="5"/><text:span text:style-name="T286">The future never looked so bleak. </text:span><text:span text:style-name="T287">Alice thought. If she couldn’t ask a harmless question to a computer what was she going to do </text:span><text:span text:style-name="T288">with her time?</text:span></text:p>
      <text:p text:style-name="P37"><text:s text:c="5"/>“<text:span text:style-name="T289">Victoria is a delicate machine.” Chief explained. “She’s not a toy.”</text:span></text:p>
      <text:p text:style-name="P37"><text:s text:c="5"/>“<text:span text:style-name="T289">Understood.” Alice said. “It won’t happen again.”</text:span></text:p>
      <text:p text:style-name="P37"><text:s text:c="5"/>“<text:span text:style-name="T289">I know it won’t.”</text:span></text:p>
      <text:p text:style-name="P37"><text:s text:c="5"/><text:span text:style-name="T289">Walking back to her apartment Alice chuckled. Delicate machine indeed. Little computer can’t deal with a non serious question, what kind of operation where they dealing with here?</text:span></text:p>
      <text:p text:style-name="P37"><text:s text:c="5"/><text:span text:style-name="T289">As she dozed off to sleep, Alice thought of all the other questions she could have asked Victoria. </text:span><text:span text:style-name="T290">Most of them were more sinister in nature. </text:span><text:span text:style-name="T291">A lot of them were downright dangerous, yet Victoria gets hung up on what’s the answer to the universe? Please.</text:span></text:p>
      <text:p text:style-name="P37"/>
      <text:p text:style-name="P38">Chapter Twelve</text:p>
      <text:p text:style-name="P38"/>
      <text:p text:style-name="P38"><text:s text:c="5"/>Russ emerged from a vortex and looked around. He was in a town of some sort. <text:span text:style-name="T292">Well he assumed it to be a town, it wasn’t any kind of town he had seen before.</text:span></text:p>
      <text:p text:style-name="P38"><text:soft-page-break/><text:s text:c="5"/><text:span text:style-name="T293">There were hovering cars all about. Russ looked at the skyline, it was New York City. </text:span><text:span text:style-name="T294">But when? Looking at his time watch, he calculated the year. 2263. A hundred or so years into the future. </text:span><text:span text:style-name="T295">He wondered what other accomplishments mankind had made.</text:span></text:p>
      <text:p text:style-name="P38"><text:s text:c="5"/><text:span text:style-name="T295">Walking by an antique bookstore, Russ walked inside. He was looking for periodicals of the day. </text:span><text:span text:style-name="T296">Something that would tell him exactly what was going on.</text:span></text:p>
      <text:p text:style-name="P38"><text:s text:c="5"/><text:span text:style-name="T296">Russ enjoyed visiting other times if only to read books. </text:span><text:span text:style-name="T297">Any advancement in time travel was interesting to him. Any advancement in science and technology were of interest to him as well. </text:span><text:span text:style-name="T298">Politics not so much.</text:span></text:p>
      <text:p text:style-name="P38"><text:s text:c="5"/><text:span text:style-name="T298">Advances in medicine were of particular interest. He’d yet to find a time where they fully beat cancer though.</text:span></text:p>
      <text:p text:style-name="P38"><text:s text:c="5"/><text:span text:style-name="T299">Russ’s time watch beeped. His time in that century was up and he needed to get back. Activating the device on his wrist, he vanished back to the year 2163.</text:span></text:p>
      <text:p text:style-name="P38"><text:s text:c="5"/><text:span text:style-name="T299">Chief was waiting for him. “Good you’re back on time for once. That’s a nice change.”</text:span></text:p>
      <text:p text:style-name="P38"><text:s text:c="5"/>“<text:span text:style-name="T299">Yes mother.” Russ said </text:span><text:span text:style-name="T300">sarcastically.</text:span></text:p>
      <text:p text:style-name="P38"><text:s text:c="5"/>“<text:span text:style-name="T301">Find anything interesting?”</text:span></text:p>
      <text:p text:style-name="P38"><text:s text:c="5"/><text:span text:style-name="T301">Russ held up a book. “Purchased this from the future. I’m sure it will be an interesting read over the course of the next six months.”</text:span></text:p>
      <text:p text:style-name="P38"><text:s text:c="5"/><text:span text:style-name="T301">Chief flipped through the book. “Nice little trophy eh?”</text:span></text:p>
      <text:p text:style-name="P38"><text:s text:c="5"/>“<text:span text:style-name="T301">Something like that.” Russ said. “</text:span><text:span text:style-name="T302">Speaking of trophies, how’s Victoria doing?”</text:span></text:p>
      <text:p text:style-name="P38"><text:s text:c="5"/>“<text:span text:style-name="T302">She’s fine.” Chief said. “Just doing some routine maintenance on her right now.”</text:span></text:p>
      <text:p text:style-name="P38"><text:s text:c="5"/>“<text:span text:style-name="T303">I see.”</text:span></text:p>
      <text:p text:style-name="P38"><text:soft-page-break/><text:s text:c="5"/>“<text:span text:style-name="T304">You wouldn’t want to help out would you?” Chief asked.</text:span></text:p>
      <text:p text:style-name="P38"><text:s text:c="5"/>“<text:span text:style-name="T304">Nah.” Russ said. “That’s your department. Besides there’s an article in this book I want to show Doctor Long. I think she’ll find it interesting.”</text:span></text:p>
      <text:p text:style-name="P38"/>
      <text:p text:style-name="P40">* * *</text:p>
      <text:p text:style-name="P39"/>
      <text:p text:style-name="P39"><text:s text:c="5"/>Down in the medical bay. Russ was showing Doctor Long the book he purchased. “But look here, they’ve been working on cybernetic implants.”</text:p>
      <text:p text:style-name="P39"><text:s text:c="5"/>Long looked at the article. “They can repair damaged tissue? That’s extraordinary. I wonder if that chip I removed from your hand had something to do with that.”</text:p>
      <text:p text:style-name="P39"><text:s text:c="5"/>Russ rubbed his hand where the chip had been removed. “<text:span text:style-name="T305">I don’t know doc, maybe.” He said </text:span><text:span text:style-name="T306">in response. “</text:span><text:span text:style-name="T307">Have you had time to check that gizmo out any further?”</text:span></text:p>
      <text:p text:style-name="P39"><text:s text:c="5"/><text:span text:style-name="T307">Doctor Long nodded her head. “Yes, and I don’t like the looks of it. It seems to do damage on the cellular level. </text:span><text:span text:style-name="T308">I wouldn’t risk putting it back in you if that’s what you’re asking.</text:span><text:span text:style-name="T307">”</text:span></text:p>
      <text:p text:style-name="P39"><text:s text:c="5"/>“<text:span text:style-name="T309">No way doc, no way in hell would I want that thing back in me. You saw how I acted with that implant.”</text:span></text:p>
      <text:p text:style-name="P39"><text:s text:c="5"/>“<text:span text:style-name="T309">Yes I know.” Doctor Long confirmed. “Just making sure.”</text:span></text:p>
      <text:p text:style-name="P39"><text:s text:c="5"/>“<text:span text:style-name="T310">And look over here, nanobots designed to go where it’s too small for human hands to enter.” Russ said. “All of these inventions and more within the next hundred years. Talk about amazing.”</text:span></text:p>
      <text:p text:style-name="P39"><text:s text:c="5"/><text:span text:style-name="T310">Doctor Long nodded. “Yes very amazing. Thank you for sharing this with me. The human race isn’t bent on destroying itself after all.”</text:span></text:p>
      <text:p text:style-name="P39"><text:soft-page-break/><text:s text:c="5"/><text:span text:style-name="T311">Russ left the book in the medical bay in case Doctor Long wanted to read it further. He headed back to his apartment.</text:span></text:p>
      <text:p text:style-name="P39"><text:s text:c="5"/><text:span text:style-name="T311">Once there, Russ looked around for something to get his mind off work. Anything would do. Looking over his collection of books, he’d read them all several times over </text:span><text:span text:style-name="T312">and</text:span><text:span text:style-name="T311"> could quote passages from heart.</text:span></text:p>
      <text:p text:style-name="P39"><text:s text:c="5"/><text:span text:style-name="T313">No, a book was out of the question right now. He wanted to do something. Television hadn’t been a thing in over a hundred years. So that was out of the question.</text:span></text:p>
      <text:p text:style-name="P39"><text:s text:c="5"/><text:span text:style-name="T314">When it came down to it, Russ needed companionship. He wanted someone to talk with and get to know. There weren’t that many personnel around that would give him the time of day. Mostly because his job was too dangerous.</text:span></text:p>
      <text:p text:style-name="P39"><text:s text:c="5"/><text:span text:style-name="T315">Time travel wasn’t for the faint of heart. If you wanted to travel in time you had to be ready for the ups and downs like a roller coaster it was.</text:span></text:p>
      <text:p text:style-name="P39"><text:s text:c="5"/><text:span text:style-name="T316">In the beginning Chief and Russ had talked about becoming their own time police force as it were. But that seemed to have put too much weight on either men. They didn’t want to police the past or the future only to experience it. Yet here they were trying to prevent things from happening that would affect the future.</text:span></text:p>
      <text:p text:style-name="P39"><text:s text:c="5"/><text:span text:style-name="T317">The shape of the future, as it were, rested solely in his hands and he felt the weight of that as well. Chief was there for support but it seemed Chief was only getting Russ out of trouble most of the time.</text:span></text:p>
      <text:p text:style-name="P39"><text:s text:c="5"/><text:span text:style-name="T318">Maybe it was time to retire from all of this time business Russ thought. Perhaps it was time to just step down and walk out into the sunlight once and for all. He could handle that.</text:span></text:p>
      <text:p text:style-name="P39"><text:soft-page-break/></text:p>
      <text:p text:style-name="P41">Chapter Thirteen</text:p>
      <text:p text:style-name="P41"/>
      <text:p text:style-name="P41"><text:s text:c="5"/>Russ pondered many things in his mind <text:span text:style-name="T319">these days. Mostly thoughts of keeping things to himself. </text:span><text:span text:style-name="T320">It wasn’t that he didn’t want to trust others with the knowledge that he held, he just couldn’t trust anyone. It was rather simple in his mind. </text:span><text:span text:style-name="T321">If Russ trusted others, even Chief he would be vulnerable.</text:span></text:p>
      <text:p text:style-name="P41"><text:s text:c="5"/><text:span text:style-name="T321">Russ didn’t like the thought of being vulnerable.</text:span></text:p>
      <text:p text:style-name="P41"><text:s text:c="5"/><text:span text:style-name="T321">He didn’t like trusting other people with his life. Especially those who couldn’t be trusted. Those who weren’t ready for such a task. Talk about a strange odd behavior for him. His whole life had been built on trusting other people to do what was right when the time called for it. Now he was second guessing everyone and everything regarding it.</text:span></text:p>
      <text:p text:style-name="P41"><text:s text:c="5"/><text:span text:style-name="T322">Sitting in his apartment, Russ drank whiskey. It was his go to drink for thinking. There was a knock at the door.</text:span></text:p>
      <text:p text:style-name="P41"><text:s text:c="5"/>“<text:span text:style-name="T322">Come in, it’s open.” Russ yelled from across the room.</text:span></text:p>
      <text:p text:style-name="P41"><text:s text:c="5"/><text:span text:style-name="T322">Alice entered the apartment. “Russ, mind if we have a chat?”</text:span></text:p>
      <text:p text:style-name="P41"><text:s text:c="5"/><text:span text:style-name="T322">Russ nodded. “That’s fine, what’s on your mind?”</text:span></text:p>
      <text:p text:style-name="P41"><text:s text:c="5"/>“<text:span text:style-name="T322">Why don’t you trust Chief?” Alice asked. “I can see it written all over your face. You don’t trust him and yet he implicitly trusts you with his life.” </text:span><text:span text:style-name="T323">She said. “I don’t understand why.”</text:span></text:p>
      <text:p text:style-name="P41"><text:s text:c="5"/><text:span text:style-name="T323">Russ put his drink down. “Listen, when you’ve been in the business as long as Chief and I have you learn who you can trust and who you can’t. That is not the same man I started working with over the years. Something about him has changed. I cannot trust that man.”</text:span></text:p>
      <text:p text:style-name="P41"><text:soft-page-break/><text:s text:c="5"/>“<text:span text:style-name="T324">Surely you don’t think that.” Alice said. “Chief has been good to you. He’s given you what you need to be a time travel agent. Isn’t that worth something?” She looked at Russ disbelieving what she was hearing.</text:span></text:p>
      <text:p text:style-name="P41"><text:s text:c="5"/><text:span text:style-name="T325">Russ shook his head. “It’s not worth anything in my book lady. So we invented time travel. Do you know how many years we’ve been down here? I’ve lost count how many times I’ve almost lost my life due to this damn machine.” He pointed to the time watch on his wrist.</text:span></text:p>
      <text:p text:style-name="P41"><text:s text:c="5"/>“<text:span text:style-name="T326">There’s so much you can accomplish being in this field.” Alice said. “Just think about what made you want to time travel in the first place. Doesn’t that bring back memories?”</text:span></text:p>
      <text:p text:style-name="P41"><text:s text:c="5"/><text:span text:style-name="T326">Russ nodded his head. “Yeah it does. It brings back thoughts that I was naive back then. I wasn’t thinking things through. I thought life would be different, better if I could travel in time and witness events as they happened.” He paused taking a breath. “Instead I’m stuck in servitude to a device that makes me fix the timeline when things go haywire.” Russ grunted. He was mad.</text:span></text:p>
      <text:p text:style-name="P41"><text:s text:c="5"/><text:span text:style-name="T326">Alice sat down next to Russ. “You’re not a slave to a machine Russ. You are your own person. You don’t have to feel like you can’t function on your own. That you have to have some machine to tell you what to do.”</text:span></text:p>
      <text:p text:style-name="P41"><text:s text:c="5"/>“<text:span text:style-name="T326">How do you explain what it is I do then?” Russ asked.</text:span></text:p>
      <text:p text:style-name="P41"><text:s text:c="5"/><text:span text:style-name="T326">Alice ran her fingers through her hair. She wanted to get through to Russ. </text:span><text:span text:style-name="T327">How could she do it without knocking him out and making him listen to her? She sighed.</text:span></text:p>
      <text:p text:style-name="P41"><text:s text:c="5"/>“<text:span text:style-name="T327">Russ, I know you’re better than this. You might just be a little burned out. Chief hasn’t changed. You </text:span><text:soft-page-break/><text:span text:style-name="T327">haven’t changed. Things are the same as when you began the project. Don’t you see that?”</text:span></text:p>
      <text:p text:style-name="P41"><text:s text:c="5"/><text:span text:style-name="T327">Russ shrugged his shoulders. “I’m not sure.” He said. </text:span><text:span text:style-name="T328">What if time travel is messing with my mind? What if I can’t stop thinking about it because it won’t allow me to stop? I’m a slave to this device on my wrist.”</text:span></text:p>
      <text:p text:style-name="P41"><text:s text:c="5"/><text:span text:style-name="T329">Alice shook her head. “Not a slave. You have the ability to make your own choices. You can do anything you want to do. You don’t have to be a slave to anything.”</text:span></text:p>
      <text:p text:style-name="P41"><text:s text:c="5"/><text:span text:style-name="T329">Russ looked at Alice. Could it be true that he had the ability to do whatever he wanted to do? That he could travel back in time and witness events and not get involved? It almost felt like a dream she was presenting him with.</text:span></text:p>
      <text:p text:style-name="P41"><text:s text:c="5"/>“<text:span text:style-name="T329">You say this like you know for certain how life will turn out for me.” Russ said.</text:span></text:p>
      <text:p text:style-name="P41"><text:s text:c="5"/><text:span text:style-name="T329">Alice nodded. “In a way I’ve seen how it turns out Russ. I visited the future. A possible future where you are happy. You don’t feel the weight of the world on your shoulders. You aren’t down.”</text:span></text:p>
      <text:p text:style-name="P41"><text:s text:c="5"/>“<text:span text:style-name="T329">You’ve seen this...future?” Russ asked. “Did you notice if I was with anyone?”</text:span></text:p>
      <text:p text:style-name="P41"><text:s text:c="5"/><text:span text:style-name="T329">Alice shook her head. “I didn’t gather that much information. Just that you were happy doing the job that you felt you were always meant to do.”</text:span></text:p>
      <text:p text:style-name="P41"><text:s text:c="5"/><text:span text:style-name="T330">Russ thought about it for a moment. If she wasn’t lying and was actually telling the truth, he would live in a world where happiness was upon him. If she was lying though...there was always that aspect of it all. Had she really seen the future. That was the final question on his mind.</text:span></text:p>
      <text:p text:style-name="P41"><text:soft-page-break/><text:s text:c="5"/><text:span text:style-name="T330">As if reading his thoughts, Alice pulled a piece of paper out of her pocket. “Here, you wrote yourself a note.”</text:span></text:p>
      <text:p text:style-name="P41"><text:s text:c="5"/><text:span text:style-name="T330">Russ took the note and opened it. He recognized his handwriting. It was his writing, his words. It was him. Talking to himself of the past.</text:span></text:p>
      <text:p text:style-name="P41"/>
      <text:p text:style-name="P42">Russ,</text:p>
      <text:p text:style-name="P42"/>
      <text:p text:style-name="P42"><text:s text:c="5"/>Listen to Alice. You’ll thank me later.</text:p>
      <text:p text:style-name="P42"/>
      <text:p text:style-name="P42">Russ</text:p>
      <text:p text:style-name="P42"/>
      <text:p text:style-name="P42"><text:s text:c="5"/>It was a simple note. Something Russ knew he would send. Nothing lengthy that was for sure. Yet it deemed to be invaluable to him.</text:p>
      <text:p text:style-name="P42"><text:s text:c="5"/>“<text:span text:style-name="T331">Thank you Alice.” Russ said. “This means a lot to me.”</text:span></text:p>
      <text:p text:style-name="P42"><text:s text:c="5"/><text:span text:style-name="T331">Alice got up to leave.</text:span></text:p>
      <text:p text:style-name="P42"><text:s text:c="5"/>“<text:span text:style-name="T331">Alice.” Russ called after her. “Please don’t tell Chief I was doubting him. That would ruin him.”</text:span></text:p>
      <text:p text:style-name="P42"><text:s text:c="5"/><text:span text:style-name="T331">Alice nodded. “Of course not.”</text:span></text:p>
      <text:p text:style-name="P42"><text:s text:c="5"/><text:span text:style-name="T332">Alice left Russ’s apartment allowing him time to think.</text:span></text:p>
      <text:p text:style-name="P42"/>
      <text:p text:style-name="P43">Chapter Fourteen</text:p>
      <text:p text:style-name="P43"/>
      <text:p text:style-name="P43"><text:s text:c="5"/><text:span text:style-name="T333">Chief sat in the main control room of the complex. </text:span><text:span text:style-name="T334">He monitored time travelers as they came to and from each time. Everything was like a well oiled machine.</text:span></text:p>
      <text:p text:style-name="P43"><text:s text:c="5"/><text:span text:style-name="T335">Right now he was monitoring a time traveler who was checking out the digs at Giza. Being in perfect harmony with time and not causing any problems.</text:span></text:p>
      <text:p text:style-name="P43"><text:soft-page-break/><text:s text:c="5"/><text:span text:style-name="T335">Chief liked it when things ran smoothly and he didn’t have any messes to clean up. </text:span><text:span text:style-name="T336">It was clearly how time travel was meant to take place. </text:span><text:span text:style-name="T337">He enjoyed not being on a mission for once.</text:span></text:p>
      <text:p text:style-name="P43"><text:s text:c="5"/>“<text:span text:style-name="T337">Incoming traveler.” Victoria announced.</text:span></text:p>
      <text:p text:style-name="P43"><text:s text:c="5"/><text:span text:style-name="T337">A woman entered through a vortex which closed immediately behind her.</text:span></text:p>
      <text:p text:style-name="P43"><text:s text:c="5"/>“<text:span text:style-name="T338">Successful trip sir.” She said.</text:span></text:p>
      <text:p text:style-name="P43"><text:s text:c="5"/><text:span text:style-name="T338">Chief nodded in agreement. “I concur. Good job. Go to medical for a physical.”</text:span></text:p>
      <text:p text:style-name="P43"><text:s text:c="5"/>“<text:span text:style-name="T338">Understood.” She dropped off her gear and headed towards the elevator that would take her to the medical bay.</text:span></text:p>
      <text:p text:style-name="P43"><text:s text:c="5"/><text:span text:style-name="T339">Chief watched as more travelers came in. He directed them to the medical bay as well. It was new policy, every returning traveler had to have a quick physical upon returning. </text:span><text:span text:style-name="T340">It was to keep travelers safe from any airborne viruses they might have come in contact with while jaunting about in the past.</text:span></text:p>
      <text:p text:style-name="P43"><text:s text:c="5"/><text:span text:style-name="T341">Russ entered the control room and watched as Chief worked.</text:span></text:p>
      <text:p text:style-name="P43"><text:s text:c="5"/>“<text:span text:style-name="T341">Don’t you get tired of it?” Russ asked. “Never going on a mission, not being part of the action?”</text:span></text:p>
      <text:p text:style-name="P43"><text:s text:c="5"/><text:span text:style-name="T341">Chief turned in his chair to face Russ. “No actually I don’t miss any of that. I’m glad we tore up the addendum that you wrote up. I’m back where I belong, simply observing.”</text:span></text:p>
      <text:p text:style-name="P43"><text:s text:c="5"/><text:span text:style-name="T342">Russ nodded. “Right. Observing.” He said. “Speaking of which, what’s my next assignment?”</text:span></text:p>
      <text:p text:style-name="P43"><text:s text:c="5"/>“<text:span text:style-name="T342">The Kennedy Assassination.” Chief said coldly. “Something happened to the Zapruder film in the archives, it’s gone missing. You have to make sure he makes that film.”</text:span></text:p>
      <text:p text:style-name="P43"><text:s text:c="5"/>“<text:span text:style-name="T342">Understood.”</text:span></text:p>
      <text:p text:style-name="P43"><text:soft-page-break/><text:s text:c="5"/><text:span text:style-name="T342">Chief nodded. “Just make sure Kennedy stays dead okay? We don’t need that to be changed.”</text:span></text:p>
      <text:p text:style-name="P43"><text:s text:c="5"/>“<text:span text:style-name="T342">Understood.”</text:span></text:p>
      <text:p text:style-name="P43"><text:s text:c="5"/><text:span text:style-name="T342">Russ went down to the debarkation room and left the facility via a </text:span><text:span text:style-name="T343">time</text:span><text:span text:style-name="T342"> vortex.</text:span></text:p>
      <text:p text:style-name="P44"><text:s text:c="5"/>Russ appeared on the grassy knoll in Dallas Texas. He looked for the man known as Zapruder. He was nowhere to be found. <text:span text:style-name="T344">Not even his equipment was there.</text:span></text:p>
      <text:p text:style-name="P44"><text:s text:c="5"/><text:span text:style-name="T344">Taking a further look around, Russ could tell he had plenty of time to find Zapruder and get him to his location on time. His film was legendary to the assassination of one of America’s most important presidents of the United States.</text:span></text:p>
      <text:p text:style-name="P44"><text:s text:c="5"/><text:span text:style-name="T345">It didn’t take Russ long to locate Zapruder. He was having his morning coffee in his home. Knocking on the door, Russ introduced himself.</text:span></text:p>
      <text:p text:style-name="P44"><text:s text:c="5"/>“<text:span text:style-name="T345">My name is Russ and you have a date with destiny sir. Please hurry to see the presidential limo. We can’t have you missing it.”</text:span></text:p>
      <text:p text:style-name="P44"><text:s text:c="5"/><text:span text:style-name="T345">Zapruder looked at Russ and smiled. “Yes of course. I will be there. I have a tape recorder all set and ready to video tape the presidents motorcade.</text:span></text:p>
      <text:p text:style-name="P44"><text:s text:c="5"/>“<text:span text:style-name="T345">Good.” Russ said, “Good.”</text:span></text:p>
      <text:p text:style-name="P44"><text:s text:c="5"/><text:span text:style-name="T346">Russ took it upon himself to usher Zapruder to the grassy knoll and where he would be found in history. Everything worked out as planned. Oswald was in his place ready to shoot and Zapruder was filming.</text:span></text:p>
      <text:p text:style-name="P44"><text:s text:c="5"/><text:span text:style-name="T347">Russ stepped out of time to go back to his present where things had been restored to their proper order.</text:span></text:p>
      <text:p text:style-name="P44"><text:s text:c="5"/><text:span text:style-name="T347">Upon returning, Russ walked up to Chief. “I think we’re good on that one.”</text:span></text:p>
      <text:p text:style-name="P44"><text:s text:c="5"/><text:span text:style-name="T347">Chief looked at Russ and nodded. “Yes the film is back in the archives where it belongs. You did a fine job Russ. What was the hold up?”</text:span></text:p>
      <text:p text:style-name="P44"><text:soft-page-break/><text:s text:c="5"/>“<text:span text:style-name="T347">He stopped to make coffee.”</text:span></text:p>
      <text:p text:style-name="P44"><text:s text:c="5"/><text:span text:style-name="T348">Chief laughed. “Is that all.” </text:span><text:span text:style-name="T349">He paused. “You know the drill get down to medical.”</text:span></text:p>
      <text:p text:style-name="P44"><text:s text:c="5"/>“<text:span text:style-name="T349">Aye.” Russ said exiting the debarkation room and heading towards the elevator.</text:span></text:p>
      <text:p text:style-name="P44"><text:s text:c="5"/><text:span text:style-name="T349">Doctor Long was waiting for Russ when he entered the medical bay.</text:span></text:p>
      <text:p text:style-name="P44"><text:s text:c="5"/>“<text:span text:style-name="T349">Russ.” Doctor Long said. “Please have a seat, this won’t take but a moment.”</text:span></text:p>
      <text:p text:style-name="P44"><text:s text:c="5"/><text:span text:style-name="T349">She ran her tests and saw everything was in order. Shipshape was the term she used. Russ had never heard the term before, it was an amusing one. </text:span><text:span text:style-name="T350">Whatever the case he was cleared for duty.</text:span></text:p>
      <text:p text:style-name="P44"><text:s text:c="5"/>“<text:span text:style-name="T351">Hey doc, you ever figure out what that microchip does?” Russ asked.</text:span></text:p>
      <text:p text:style-name="P44"><text:s text:c="5"/><text:span text:style-name="T351">Doctor Long shook her head. “No not yet. I haven’t had time to test it between giving all of these physicals on you people.”</text:span></text:p>
      <text:p text:style-name="P44"><text:s text:c="5"/>“<text:span text:style-name="T351">You people.” Russ echoed. “You seem a little bitter doc.”</text:span></text:p>
      <text:p text:style-name="P44"><text:s text:c="5"/><text:span text:style-name="T351">Long folded her arms. “Well don’t you think you’re better than the rest of us because you get to travel through time?”</text:span></text:p>
      <text:p text:style-name="P44"><text:s text:c="5"/><text:span text:style-name="T351">Russ shook his head. “No doc, I don’t think that and you know it.”</text:span></text:p>
      <text:p text:style-name="P44"><text:s text:c="5"/>“<text:span text:style-name="T351">Yeah well you could have fooled me.” Doctor Long said. “Excuse me I have other patients to attend to.” She left the room.</text:span></text:p>
      <text:p text:style-name="P44"/>
      <text:p text:style-name="P45">Chapter Fifteen</text:p>
      <text:p text:style-name="P45"/>
      <text:p text:style-name="P45"><text:s text:c="5"/><text:span text:style-name="T352">Russ walked into Chief’s office. “We need to talk.”</text:span></text:p>
      <text:p text:style-name="P45"><text:s text:c="5"/><text:span text:style-name="T352">Chief nodded. “Okay what’s on your mind?”</text:span></text:p>
      <text:p text:style-name="P45"><text:soft-page-break/><text:s text:c="5"/><text:span text:style-name="T352">Closing the door, Russ sat down. “The doc has it in her head that I think I’m better than her. As well as the rest of the time travel team. It’s crazy.”</text:span></text:p>
      <text:p text:style-name="P45"><text:s text:c="5"/><text:span text:style-name="T352">Chief scratched his head. “I don’t see how she could have come across that thought pattern. It doesn’t make any sense. </text:span><text:span text:style-name="T353">Are you sure you heard her right?”</text:span></text:p>
      <text:p text:style-name="P45"><text:s text:c="5"/><text:span text:style-name="T353">Russ nodded. “Loud and clear.” He said. “</text:span><text:span text:style-name="T354">She said that I think I’m better than her because I get to go and time travel to different periods of time. I don’t see how that’s better I see it as a burden.”</text:span></text:p>
      <text:p text:style-name="P45"><text:s text:c="5"/>“<text:span text:style-name="T354">So now your job’s a burden.” Chief said.</text:span></text:p>
      <text:p text:style-name="P45"><text:s text:c="5"/><text:span text:style-name="T354">Russ shook his head. “That’s not what I meant.” </text:span><text:span text:style-name="T355">Russ said. “You know what I mean.”</text:span></text:p>
      <text:p text:style-name="P45"><text:s text:c="5"/><text:span text:style-name="T355">Chief smiled. “Yes I do. I’m sure it’s just a phase. Something Doctor Long will overcome. There’s nothing saying she’ll latch onto those feelings forever.” He took a sip of coffee. “Besides if you were stuck in the med bay wouldn’t you be curious about traveling to different times and be a bit jealous?”</text:span></text:p>
      <text:p text:style-name="P45"><text:s text:c="5"/><text:span text:style-name="T355">Russ nodded. “So you think she’s just being jealous.”</text:span></text:p>
      <text:p text:style-name="P45"><text:s text:c="5"/><text:span text:style-name="T355">Chief smiled. “</text:span><text:span text:style-name="T356">That’s probably it just a little streak of jealousy going around</text:span><text:span text:style-name="T355">. </text:span><text:span text:style-name="T356">It’s nothing to be concerned about.</text:span><text:span text:style-name="T355">”</text:span></text:p>
      <text:p text:style-name="P45"><text:s text:c="5"/><text:span text:style-name="T357">Russ nodded. “I see.” He said. “Alright I’ll let it go. There’s no need in worrying about it any further. Sorry I bothered you.”</text:span></text:p>
      <text:p text:style-name="P45"><text:s text:c="5"/>“<text:span text:style-name="T357">No bother Russ, you know I’ve got your back no matter what.” </text:span><text:span text:style-name="T358">Chief explained. “I’m glad you came to me with this. If worse comes to shove I’ll have a talk with the doc, but I’m sure it’s nothing.”</text:span></text:p>
      <text:p text:style-name="P45"><text:s text:c="5"/>“<text:span text:style-name="T359">Okay.” Russ said. “Thanks for listening.”</text:span></text:p>
      <text:p text:style-name="P45"><text:s text:c="5"/><text:span text:style-name="T359">Exiting Chief’s office, Russ headed downstairs to where Victoria sat. The computer was calculating </text:span><text:soft-page-break/><text:span text:style-name="T359">numbers for Chief trying to detect waves in the time stream. </text:span><text:span text:style-name="T360">The larger the wave the worse a problem became.</text:span></text:p>
      <text:p text:style-name="P45"><text:s text:c="5"/><text:span text:style-name="T360">Russ monitored the output for a moment or two. Nothing specific jumped out at him. He was relieved that was the case. </text:span><text:span text:style-name="T361">The last thing Russ needed was some half brained mission to go on.</text:span></text:p>
      <text:p text:style-name="P45"><text:s text:c="5"/><text:span text:style-name="T361">Chief walked downstairs and read the reports Victoria was throwing out. He nodded at her progress. “Marvelous machine we have here, our girl.”</text:span></text:p>
      <text:p text:style-name="P45"><text:s text:c="5"/><text:span text:style-name="T361">Russ nodded. “Yes you made one hell of a machine Chief.”</text:span></text:p>
      <text:p text:style-name="P45"><text:s text:c="5"/><text:span text:style-name="T361">Chief wasn’t </text:span><text:span text:style-name="T362">one </text:span><text:span text:style-name="T361">known to search for praise. Russ wondered what that was all about. </text:span><text:span text:style-name="T363">After knowing a man for more than a century, you get to know the ins and outs of them. Russ would like to think he knew Chief pretty well and could read him just fine.</text:span></text:p>
      <text:p text:style-name="P45"><text:s text:c="5"/><text:span text:style-name="T363">Maybe it was nothing. Russ thought. There didn’t seem to be anything wrong with Chief before his last time travel event. Perhaps Chief was just tired. Yeah, Russ thought, just chalk it up to being tired. No reason to worry about it.</text:span></text:p>
      <text:p text:style-name="P45"><text:s text:c="5"/><text:span text:style-name="T364">Picking a time from Victoria’s list, Russ strapped on a time watch and set his destination. He vanished without further word to Chief or anyone else.</text:span></text:p>
      <text:p text:style-name="P46"><text:s text:c="5"/><text:span text:style-name="T365">Russ exited the time vortex. He stood in the middle of a crowded street. Looking around he wasn’t certain what was going on. People were running away from something. Something big.</text:span></text:p>
      <text:p text:style-name="P46"><text:s text:c="5"/><text:span text:style-name="T365">Looking up at the sky, Russ saw the alien ship hovering over San Francisco. “Aliens?” Russ asked. “But there aren’t supposed to be alien visitors for another six hundred years.” He pondered its meaning for a moment. Something had changed time </text:span><text:soft-page-break/><text:span text:style-name="T365">to the point where aliens indeed do come to Earth after the crash in Roswell in 1947. Russ couldn’t believe his eyes.</text:span></text:p>
      <text:p text:style-name="P46"><text:s text:c="5"/><text:span text:style-name="T366">Turning to his time watch, Russ attempted to activate it. It wouldn’t open a vortex. Something was jamming its circuits.</text:span></text:p>
      <text:p text:style-name="P46"><text:s text:c="5"/><text:span text:style-name="T366">Russ looked up at the alien mother ship and wondered what the hell was going on.</text:span></text:p>
      <text:p text:style-name="P46"><text:s text:c="5"/><text:span text:style-name="T367">A beam of light hit Russ and whisked him into the sky towards the mother ship. Russ was weightless as he was caught up in the </text:span><text:span text:style-name="T368">blue light </text:span><text:span text:style-name="T369">and disappeared into the ship.</text:span></text:p>
      <text:p text:style-name="P46"/>
      <text:p text:style-name="P50">* * *</text:p>
      <text:p text:style-name="P47"/>
      <text:p text:style-name="P48"><text:s text:c="5"/><text:span text:style-name="T370">Chief ran the numbers. “He went where?”</text:span></text:p>
      <text:p text:style-name="P49"><text:s text:c="5"/>Victoria responded. “Earth 2078.”</text:p>
      <text:p text:style-name="P48"><text:s text:c="5"/><text:span text:style-name="T370">Chief threw papers in the air and stormed out of the room. 2078, </text:span><text:span text:style-name="T371">G</text:span><text:span text:style-name="T370">reat just great.</text:span></text:p>
      <text:p text:style-name="P48"/>
      <text:p text:style-name="P49">Chapter Sixteen</text:p>
      <text:p text:style-name="P49"/>
      <text:p text:style-name="P49"><text:s text:c="5"/><text:span text:style-name="T372">Russ sat aboard the alien ship in a cell. He wasn’t alone there were several other humans from all parts of the world sitting in similar cells.</text:span></text:p>
      <text:p text:style-name="P49"><text:s text:c="5"/>“<text:span text:style-name="T372">What do you want with me?” Russ yelled out.</text:span></text:p>
      <text:p text:style-name="P49"><text:s text:c="5"/><text:span text:style-name="T372">A man in another cell whispered to Russ. “No need to shout man. They can hear you just fine. No need to struggle either. </text:span><text:span text:style-name="T373">So far they’ve taken good care of us.”</text:span></text:p>
      <text:p text:style-name="P49"><text:s text:c="5"/><text:span text:style-name="T373">Russ shook his head. Aliens weren’t suppose to show up on Earth for a while. What on earth were they doing there now?</text:span></text:p>
      <text:p text:style-name="P49"><text:s text:c="5"/>“<text:span text:style-name="T374">So far they’ve been polite.” Russ said. “Just so far, you don’t know what they’ll do next.”</text:span></text:p>
      <text:p text:style-name="P49"><text:soft-page-break/><text:s text:c="5"/><text:span text:style-name="T374">The man was in his forties with long brown hair. His green eyes could pierce the soul. “Like I said so far they’ve done nothing bad to us. Maybe just hold us in these tiny cells but that’s it.”</text:span></text:p>
      <text:p text:style-name="P49"><text:s text:c="5"/><text:span text:style-name="T374">Russ sighed. Of course that would be it. What else would there be? </text:span><text:span text:style-name="T375">He looked at the man who was speaking to him.</text:span></text:p>
      <text:p text:style-name="P49"><text:s text:c="5"/>“<text:span text:style-name="T375">How long have you been held here?”</text:span></text:p>
      <text:p text:style-name="P49"><text:s text:c="5"/><text:span text:style-name="T375">The man shrugged his shoulders. “I’ve lost count.” He said. “Maybe 160 days, I don’t know. I was walking the beach in Florida when I was taken by a blue light.”</text:span></text:p>
      <text:p text:style-name="P49"><text:s text:c="5"/>“<text:span text:style-name="T376">We’re over California right now.” Russ said. “</text:span><text:span text:style-name="T377">I don’t know where else this ships been, but probably over most of the cities in the world.”</text:span></text:p>
      <text:p text:style-name="P49"><text:s text:c="5"/>“<text:span text:style-name="T377">Yeah probably.” The man said.</text:span></text:p>
      <text:p text:style-name="P49"><text:s text:c="5"/>“<text:span text:style-name="T378">Name’s Russ.” Russ said. “Who are you?”</text:span></text:p>
      <text:p text:style-name="P49"><text:s text:c="5"/>“<text:span text:style-name="T378">John.” The man replied.</text:span></text:p>
      <text:p text:style-name="P49"><text:s text:c="5"/>“<text:span text:style-name="T378">Nice to meet you John. A shame we had to meet under these circumstances.” Russ said.</text:span></text:p>
      <text:p text:style-name="P49"><text:s text:c="5"/>“<text:span text:style-name="T378">Agreed.”</text:span></text:p>
      <text:p text:style-name="P49"><text:s text:c="5"/><text:span text:style-name="T379">An alien walked down the corridor. He was tall, at least seven foot in height. He had three eyes and four arms with two large massive legs.</text:span></text:p>
      <text:p text:style-name="P49"><text:s text:c="5"/><text:span text:style-name="T379">Stopping at Russ’s cell, the alien deactivated the bars that prevented Russ from leaving his cell. “You will come with me.” The alien said.</text:span></text:p>
      <text:p text:style-name="P49"><text:s text:c="5"/><text:span text:style-name="T379">Russ was apprehensive. “And if I don’t?”</text:span></text:p>
      <text:p text:style-name="P49"><text:s text:c="5"/>“<text:span text:style-name="T379">Then you will die.”</text:span></text:p>
      <text:p text:style-name="P49"><text:s text:c="5"/><text:span text:style-name="T379">Russ followed the alien </text:span><text:span text:style-name="T380">down the corridor and into another large chamber. A chair sat in the middle of the chamber.</text:span></text:p>
      <text:p text:style-name="P49"><text:s text:c="5"/>“<text:span text:style-name="T380">Sit.” The alien said. Russ did as instructed.</text:span></text:p>
      <text:p text:style-name="P49"><text:s text:c="5"/>“<text:span text:style-name="T380">You are a time traveler.” The alien said getting right down to it.</text:span></text:p>
      <text:p text:style-name="P49"><text:soft-page-break/><text:s text:c="5"/>“<text:span text:style-name="T380">So it would seem.” Russ nodded. “Why have you come to Earth so early?”</text:span></text:p>
      <text:p text:style-name="P49"><text:s text:c="5"/><text:span text:style-name="T380">The alien folded two of its arms. “Silence. I will ask the questions.”</text:span></text:p>
      <text:p text:style-name="P49"><text:s text:c="5"/>“<text:span text:style-name="T380">Why did you come back to this period in time?” The alien asked.</text:span></text:p>
      <text:p text:style-name="P49"><text:s text:c="5"/><text:span text:style-name="T380">Russ nodded right. More questions. “Because we detected a ripple in time. Something wasn’t quite right and we came back to investigate.”</text:span></text:p>
      <text:p text:style-name="P49"><text:s text:c="5"/><text:span text:style-name="T381">The alien nodded in amusement. “We have come for your destruction.” It said. “Your time machines are hurting us. Each time you travel, we become weaker. You must be stopped.”</text:span></text:p>
      <text:p text:style-name="P49"><text:s text:c="5"/>“<text:span text:style-name="T382">Why are you holding innocent people in your cells?” </text:span><text:span text:style-name="T383">Russ asked.</text:span></text:p>
      <text:p text:style-name="P49"><text:s text:c="5"/>“<text:span text:style-name="T382">Ancestors of future time travelers.” The alien said. “We detected your time device and brought you aboard our ship.”</text:span></text:p>
      <text:p text:style-name="P49"><text:s text:c="5"/><text:span text:style-name="T382">Well there goes why my time traveling watch wasn’t working. Russ thought. Something in their scanning beam must have neutralized it.</text:span></text:p>
      <text:p text:style-name="P49"><text:s text:c="5"/>“<text:span text:style-name="T384">We mean you no harm.” Russ said. “We are just exploring time to see what’s out there.”</text:span></text:p>
      <text:p text:style-name="P49"><text:s text:c="5"/><text:span text:style-name="T384">The alien did not seem to be amused by Russ’s statement. </text:span><text:span text:style-name="T385">In fact he seemed quite the opposite. Angry, adversarial even.</text:span></text:p>
      <text:p text:style-name="P49"><text:s text:c="5"/>“<text:span text:style-name="T385">You will be destroyed along with the others.” The alien said.</text:span></text:p>
      <text:p text:style-name="P49"><text:s text:c="5"/><text:span text:style-name="T385">Russ shook his head. “No, wait.” He said. “What if I promised you we wouldn’t time travel anymore? Would you let us go then?”</text:span></text:p>
      <text:p text:style-name="P49"><text:s text:c="5"/>“<text:span text:style-name="T385">No. You cannot be trusted.” Replied the alien.</text:span></text:p>
      <text:p text:style-name="P49"><text:s text:c="5"/><text:span text:style-name="T385">Russ sighed. It really was being difficult. “Okay, what if we changed our devices so they wouldn’t hurt you.”</text:span></text:p>
      <text:p text:style-name="P49"><text:soft-page-break/><text:s text:c="5"/>“<text:span text:style-name="T385">Explain.”</text:span></text:p>
      <text:p text:style-name="P49"><text:s text:c="5"/><text:span text:style-name="T385">Russ smiled. An opening. “What if we reprogrammed our devices so they wouldn’t hurt you. So you wouldn’t be harmed.”</text:span></text:p>
      <text:p text:style-name="P49"><text:s text:c="5"/>“<text:span text:style-name="T386">But you are aware of our existence.” The alien said. “We cannot change that.”</text:span></text:p>
      <text:p text:style-name="P49"><text:s text:c="5"/>“<text:span text:style-name="T386">You’re the ones who came to Earth my friend.” Russ said. “We can’t change that fact either.”</text:span></text:p>
      <text:p text:style-name="P49"><text:s text:c="5"/><text:span text:style-name="T387">The alien thought about it for a moment and then finally agreed. Russ was elated at the prospect of helping out another species.</text:span></text:p>
      <text:p text:style-name="P49"><text:s text:c="5"/>“<text:span text:style-name="T388">You will help us and we will let you go.” The alien said.</text:span></text:p>
      <text:p text:style-name="P49"><text:s text:c="5"/><text:span text:style-name="T388">Russ nodded. “Yes that’s the terms of the agreement.”</text:span></text:p>
      <text:p text:style-name="P49"><text:s text:c="5"/>“<text:span text:style-name="T388">Agreed.” Said the alien. “We will deliberate on this matter. You will go back to your cell.”</text:span></text:p>
      <text:p text:style-name="P49"><text:s text:c="5"/><text:span text:style-name="T388">Russ was escorted back to his holding cell. Guess he wouldn’t be home in time for dinner. He chuckled at the thought. Helping a superior race to their own. How crazy was that?</text:span></text:p>
      <text:p text:style-name="P49"><text:s text:c="5"/><text:span text:style-name="T389">Back in his cell, Russ thought about what changes might need to be made to their equipment.</text:span></text:p>
      <text:p text:style-name="P49"><text:s text:c="5"/>“<text:span text:style-name="T389">Hey friend.” It was John. “What did they want with you?”</text:span></text:p>
      <text:p text:style-name="P49"><text:s text:c="5"/><text:span text:style-name="T389">Russ looked to the man in the next cell over. “Oh they just wanted to talk.” He said.</text:span></text:p>
      <text:p text:style-name="P49"><text:s text:c="5"/>“<text:span text:style-name="T389">Told you they were friendly.” John said.</text:span></text:p>
      <text:p text:style-name="P49"><text:s text:c="5"/>“<text:span text:style-name="T389">Yes, that you did.” </text:span><text:span text:style-name="T390">Russ admitted.</text:span></text:p>
      <text:p text:style-name="P49"><text:s text:c="5"/><text:span text:style-name="T390">A woman was being escorted down the hallway to the large chamber at the end of it. “NO! I won’t go!” She was yelling trying to get away.</text:span></text:p>
      <text:p text:style-name="P49"><text:s text:c="5"/><text:span text:style-name="T390">John sighed. “I hate when they fight. Don’t they just know they’ll be better off if they follow what the aliens want?”</text:span></text:p>
      <text:p text:style-name="P49"><text:soft-page-break/><text:s text:c="5"/><text:span text:style-name="T390">Russ eyed John with suspicion. Why was he on the alien’s side all of the time? What did they promise him? Must have been something big for him to be their biggest supporter among the prisoners. </text:span><text:span text:style-name="T391">Russ decided to keep an eye on him. Something wasn’t right.</text:span></text:p>
      <text:p text:style-name="P51"><text:s text:c="5"/>Mary sat in the large room in the chair. She was naked, stripped of her clothing. “What do you want?”</text:p>
      <text:p text:style-name="P51"><text:s text:c="5"/>“You will be a fine addition to our gene pool.” The alien said.</text:p>
      <text:p text:style-name="P51"><text:s text:c="5"/><text:span text:style-name="T392">Mary shook her head. She didn’t like the thought of that. “No! I won’t do it.” She said.</text:span></text:p>
      <text:p text:style-name="P51"><text:s text:c="5"/><text:span text:style-name="T392">The alien shook his head. “You have no choice but to comply.” He said.</text:span></text:p>
      <text:p text:style-name="P51"><text:s text:c="5"/><text:span text:style-name="T393">Screams could be heard all the way down the hallway.</text:span></text:p>
      <text:p text:style-name="P51"><text:s text:c="5"/><text:span text:style-name="T394">Russ winced at the screams. He could only imagine what torture they were putting the </text:span><text:span text:style-name="T395">poor</text:span><text:span text:style-name="T394"> woman through.</text:span></text:p>
      <text:p text:style-name="P51"/>
      <text:p text:style-name="P52">Chapter Seventeen</text:p>
      <text:p text:style-name="P52"/>
      <text:p text:style-name="P52"><text:s text:c="5"/><text:span text:style-name="T396">Jones exited the vortex. He had been sent there by Chief to determine Russ’s location and extract him. “Log entry.” Jones said. “There is a huge circular disc floating above San Francisco. I imagine the aliens are friendly so far, they haven’t destroyed any cities from my readings.”</text:span></text:p>
      <text:p text:style-name="P52"><text:s text:c="5"/><text:span text:style-name="T397">Moving towards the craft, Jones was sucked up into it via the blue light.</text:span></text:p>
      <text:p text:style-name="P52"><text:s text:c="5"/><text:span text:style-name="T397">Coming on board, Jones began fighting the aliens. </text:span><text:span text:style-name="T398">Attacking them from behind, he took them out one by one.</text:span></text:p>
      <text:p text:style-name="P52"><text:soft-page-break/><text:s text:c="5"/><text:span text:style-name="T398">Coming to the cells, Jones found Russ. “Russ you’re here, good.” He said. “I’m here to get you people out.”</text:span></text:p>
      <text:p text:style-name="P52"><text:s text:c="5"/><text:span text:style-name="T398">John shook his head. “They won’t like that.”</text:span></text:p>
      <text:p text:style-name="P52"><text:s text:c="5"/>“<text:span text:style-name="T398">Who cares what they like.” Jones said. “I’m here to set you all free.”</text:span></text:p>
      <text:p text:style-name="P52"><text:s text:c="5"/><text:span text:style-name="T399">Damaging the cell’s internal power the bars went down. Russ took a step into freedom. “Good work Jones.” He said. “We have got to find a way off this ship.”</text:span></text:p>
      <text:p text:style-name="P52"><text:s text:c="5"/><text:span text:style-name="T400">It didn’t take long to find a hanger bay of sorts. Climbing into an attack fighter Russ and Jones managed to get the thing operational and fly out of the ship. They promised they would come back for the rest of the people.</text:span></text:p>
      <text:p text:style-name="P52"><text:s text:c="5"/><text:span text:style-name="T400">Jones offered Russ a high five. Russ gladly accepted. </text:span><text:span text:style-name="T401">Soon they were back on the Earth. No longer prisoners of the aliens.</text:span></text:p>
      <text:p text:style-name="P52"><text:s text:c="5"/><text:span text:style-name="T401">Russ opened a time vortex and told Jones to go back home. Jones wouldn’t leave without Russ.</text:span></text:p>
      <text:p text:style-name="P52"><text:s text:c="5"/>“<text:span text:style-name="T402">I have to go back and save those people.” </text:span><text:span text:style-name="T403">Explained Russ.</text:span></text:p>
      <text:p text:style-name="P52"><text:s text:c="5"/>“<text:span text:style-name="T402">No you don’t.” Jones said. “The timeline doesn’t change. Nothing changes. They’re safe.”</text:span></text:p>
      <text:p text:style-name="P52"><text:s text:c="5"/><text:span text:style-name="T404">Russ looked at Jones not sure if he should believe him or not. But why wouldn’t he be able to believe him?</text:span></text:p>
      <text:p text:style-name="P52"><text:s text:c="5"/><text:span text:style-name="T405">The men stepped through the vortex and back into their own time.</text:span></text:p>
      <text:p text:style-name="P52"><text:s text:c="5"/><text:span text:style-name="T405">Chief was waiting for them.</text:span></text:p>
      <text:p text:style-name="P52"><text:s text:c="5"/>“<text:span text:style-name="T405">Good work Jones.” Chief said. “You know the drill.”</text:span></text:p>
      <text:p text:style-name="P52"><text:s text:c="5"/><text:span text:style-name="T405">Russ looked at Chief and smiled. “We’re hurting aliens Chief. That’s all I know.”</text:span></text:p>
      <text:p text:style-name="P52"><text:s text:c="5"/><text:span text:style-name="T406">Chief echoed Russ “We’re hurting aliens.” He said.</text:span></text:p>
      <text:p text:style-name="P52"><text:soft-page-break/><text:s text:c="5"/><text:span text:style-name="T406">Russ nodded. “Yes. </text:span><text:span text:style-name="T407">We need to make some calibrations to our equipment so we don’t endanger them anymore.</text:span><text:span text:style-name="T406">” </text:span><text:span text:style-name="T408">He paused. “Because we care about their lives Chief.”</text:span></text:p>
      <text:p text:style-name="P52"><text:s text:c="5"/>“<text:span text:style-name="T408">Of course we do.” Chief responded. “</text:span><text:span text:style-name="T409">Why wouldn’t we care about their lives? They’re a higher intelligence than we are. </text:span><text:span text:style-name="T410">Who knows what they’d do to us.</text:span><text:span text:style-name="T409">”</text:span></text:p>
      <text:p text:style-name="P52"><text:s text:c="5"/>“<text:span text:style-name="T411">Do you think they pose a threat?” Russ asked.</text:span></text:p>
      <text:p text:style-name="P52"><text:s text:c="5"/><text:span text:style-name="T411">Chief shook his head. “No, I don’t. But you never know what will happen </text:span><text:span text:style-name="T412">with a superior form of life</text:span><text:span text:style-name="T411">.”</text:span></text:p>
      <text:p text:style-name="P52"><text:s text:c="5"/>“Superior…<text:span text:style-name="T413">” Russ said his voice trailing off. “You sound like one of them.”</text:span></text:p>
      <text:p text:style-name="P52"><text:s text:c="5"/><text:span text:style-name="T413">Chief shook his head. “They can travel in space, we can’t even do that. Doesn’t that make them superior?”</text:span></text:p>
      <text:p text:style-name="P52"><text:s text:c="5"/>“<text:span text:style-name="T413">I suppose so.” Russ said. “</text:span><text:span text:style-name="T414">But we can time travel.”</text:span></text:p>
      <text:p text:style-name="P52"><text:s text:c="5"/>“<text:span text:style-name="T414">Yes, and look what trouble that’s gotten us into.” Chief said.</text:span></text:p>
      <text:p text:style-name="P52"><text:s text:c="5"/><text:span text:style-name="T415">It was true, time travel had made a problem for their lives. </text:span><text:span text:style-name="T416">When first thought of an adventure, it became problematic later on. </text:span><text:span text:style-name="T417">Time travel became the bane of their existence. Everything depended on it after a while. If no one was watching where they were going and what they were doing, it seemed like the Earth would be destroyed in an instant.</text:span></text:p>
      <text:p text:style-name="P52"><text:s text:c="5"/><text:span text:style-name="T418">Keepers of time had a solemn duty to perform. A sacred duty even.</text:span></text:p>
      <text:p text:style-name="P52"><text:s text:c="5"/><text:span text:style-name="T418">Chief was growing tired of that scared solemn duty. He wanted to live out the rest of his remaining years on some desert island with his wife. </text:span><text:span text:style-name="T419">Let someone else take care </text:span><text:span text:style-name="T420">of time travel duties for a while see how they liked it.</text:span></text:p>
      <text:p text:style-name="P52"><text:soft-page-break/><text:s text:c="5"/><text:span text:style-name="T420">He thought of asking Russ to take over as he stepped down but he didn’t feel the kid had it in him yet. Talk about a conundrum. Russ had been time traveling as long as Chief had known the project and he didn’t feel like Russ could take over? </text:span><text:span text:style-name="T421">Such an odd though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6T10:57:31.992000000</dc:date>
    <meta:editing-cycles>451</meta:editing-cycles>
    <meta:generator>LibreOffice/7.4.1.2$Windows_X86_64 LibreOffice_project/3c58a8f3a960df8bc8fd77b461821e42c061c5f0</meta:generator>
    <meta:editing-duration>PT13H19M49S</meta:editing-duration>
    <meta:document-statistic meta:table-count="0" meta:image-count="0" meta:object-count="0" meta:page-count="67" meta:paragraph-count="853" meta:word-count="16735" meta:character-count="94323" meta:non-whitespace-character-count="74353"/>
  </office:meta>
</office:document-meta>
</file>